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</text:p>
          </table:table-cell>
          <table:table-cell table:number-columns-repeated="1020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</text:p>
          </table:table-cell>
          <table:table-cell table:number-columns-repeated="1020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...!!</text:p>
          </table:table-cell>
          <table:table-cell table:number-columns-repeated="1020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n.</text:p>
          </table:table-cell>
          <table:table-cell table:number-columns-repeated="1020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20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No problems here.</text:p>
          </table:table-cell>
          <table:table-cell table:number-columns-repeated="1020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What about you, Harukaze?</text:p>
          </table:table-cell>
          <table:table-cell table:number-columns-repeated="1020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20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20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20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20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, too.</text:p>
          </table:table-cell>
          <table:table-cell table:number-columns-repeated="1020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
another cell somewhere?</text:p>
          </table:table-cell>
          <table:table-cell table:number-columns-repeated="1020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aybe so.</text:p>
          </table:table-cell>
          <table:table-cell table:number-columns-repeated="1020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're safe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20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</text:p>
          </table:table-cell>
          <table:table-cell table:number-columns-repeated="1020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—, don't just answer right away!</text:p>
          </table:table-cell>
          <table:table-cell table:number-columns-repeated="1020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20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 cell.</text:p>
          </table:table-cell>
          <table:table-cell table:number-columns-repeated="1020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20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20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20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20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20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sk... his logic is bulletproof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20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</text:p>
          </table:table-cell>
          <table:table-cell table:number-columns-repeated="1020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
this cell.</text:p>
          </table:table-cell>
          <table:table-cell table:number-columns-repeated="1020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</text:p>
          </table:table-cell>
          <table:table-cell table:number-columns-repeated="1020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20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20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expect we must look like nothing but a group
of lost, harmless citizens.</text:p>
          </table:table-cell>
          <table:table-cell table:number-columns-repeated="1020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20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20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... no, especially in a situation like this,
you should remain calm.</text:p>
          </table:table-cell>
          <table:table-cell table:number-columns-repeated="1020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</text:p>
          </table:table-cell>
          <table:table-cell table:number-columns-repeated="1020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20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Forgive me for being presumptuous.</text:p>
          </table:table-cell>
          <table:table-cell table:number-columns-repeated="1020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Ku... uu...</text:p>
          </table:table-cell>
          <table:table-cell table:number-columns-repeated="1020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just say something?</text:p>
          </table:table-cell>
          <table:table-cell table:number-columns-repeated="1020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n-no, nothing!</text:p>
          </table:table-cell>
          <table:table-cell table:number-columns-repeated="1020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</text:p>
          </table:table-cell>
          <table:table-cell table:number-columns-repeated="1020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20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 must have been hearing things.</text:p>
          </table:table-cell>
          <table:table-cell table:number-columns-repeated="1020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... right...</text:p>
          </table:table-cell>
          <table:table-cell table:number-columns-repeated="1020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... absolutely sure there's... no
way out of here?</text:p>
          </table:table-cell>
          <table:table-cell table:number-columns-repeated="1020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20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20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20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You have a point.</text:p>
          </table:table-cell>
          <table:table-cell table:number-columns-repeated="1020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left
to be discovered until we've exhausted all
possibilities.</text:p>
          </table:table-cell>
          <table:table-cell table:number-columns-repeated="1020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Understood. Let's search the cell.</text:p>
          </table:table-cell>
          <table:table-cell table:number-columns-repeated="1020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 I'll help.</text:p>
          </table:table-cell>
          <table:table-cell table:number-columns-repeated="1020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's turned up here.</text:p>
          </table:table-cell>
          <table:table-cell table:number-columns-repeated="1020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's it going on your end?</text:p>
          </table:table-cell>
          <table:table-cell table:number-columns-repeated="1020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20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20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</text:p>
          </table:table-cell>
          <table:table-cell table:number-columns-repeated="1020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There's no choice but to settle in
and wait for help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</text:p>
          </table:table-cell>
          <table:table-cell table:number-columns-repeated="1020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20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</text:p>
          </table:table-cell>
          <table:table-cell table:number-columns-repeated="1020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Uuu... *tremble*</text:p>
          </table:table-cell>
          <table:table-cell table:number-columns-repeated="1020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20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, I do...!!</text:p>
          </table:table-cell>
          <table:table-cell table:number-columns-repeated="1020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not! I d-do not have to go!</text:p>
          </table:table-cell>
          <table:table-cell table:number-columns-repeated="1020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Then, that's fine.</text:p>
          </table:table-cell>
          <table:table-cell table:number-columns-repeated="1020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uuh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(wriggle, wriggle)</text:p>
          </table:table-cell>
          <table:table-cell table:number-columns-repeated="1020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20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20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20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20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
honestly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's
no need to hide it.</text:p>
          </table:table-cell>
          <table:table-cell table:number-columns-repeated="1020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said, umm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-Well... it's not that I don't have to go... at
all, or anything!</text:p>
          </table:table-cell>
          <table:table-cell table:number-columns-repeated="1020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20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20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“d-do it here”... you mean right
here?!</text:p>
          </table:table-cell>
          <table:table-cell table:number-columns-repeated="1020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right here.</text:p>
          </table:table-cell>
          <table:table-cell table:number-columns-repeated="1020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20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h-what... should I do...?)</text:p>
          </table:table-cell>
          <table:table-cell table:number-columns-repeated="1020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eep holding it no matter what</text:p>
          </table:table-cell>
          <table:table-cell table:number-columns-repeated="1020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hold it anymore</text:p>
          </table:table-cell>
          <table:table-cell table:number-columns-repeated="1020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20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-I'll keep holding it even if it kills me!!!</text:p>
          </table:table-cell>
          <table:table-cell table:number-columns-repeated="1020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20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</text:p>
          </table:table-cell>
          <table:table-cell table:number-columns-repeated="1020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 Absolutely no matter
what...!)</text:p>
          </table:table-cell>
          <table:table-cell table:number-columns-repeated="1020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I have to... separate my consciousness from
the thought of peeing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!)</text:p>
          </table:table-cell>
          <table:table-cell table:number-columns-repeated="1020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there's no way I could do it in front of
S-Saotome...!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, I have to go so baaad!!)</text:p>
          </table:table-cell>
          <table:table-cell table:number-columns-repeated="1020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ah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Uwah... ah, aah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-coming... coming ooout...!</text:p>
          </table:table-cell>
          <table:table-cell table:number-columns-repeated="1020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I can't... s-stop it...</text:p>
          </table:table-cell>
          <table:table-cell table:number-columns-repeated="1020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, ahh! Aaah, aaaaaaahhh!!</text:p>
          </table:table-cell>
          <table:table-cell table:number-columns-repeated="1020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</text:p>
          </table:table-cell>
          <table:table-cell table:number-columns-repeated="1020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Uuuuh... *sniff*...! Waaaaaaaah...!!</text:p>
          </table:table-cell>
          <table:table-cell table:number-columns-repeated="1020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</text:p>
          </table:table-cell>
          <table:table-cell table:number-columns-repeated="1020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
until she's calmed down.)</text:p>
          </table:table-cell>
          <table:table-cell table:number-columns-repeated="1020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 know...</text:p>
          </table:table-cell>
          <table:table-cell table:number-columns-repeated="1020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, or anything...</text:p>
          </table:table-cell>
          <table:table-cell table:number-columns-repeated="1020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20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20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</text:p>
          </table:table-cell>
          <table:table-cell table:number-columns-repeated="1020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?!</text:p>
          </table:table-cell>
          <table:table-cell table:number-columns-repeated="1020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</text:p>
          </table:table-cell>
          <table:table-cell table:number-columns-repeated="1020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?!</text:p>
          </table:table-cell>
          <table:table-cell table:number-columns-repeated="1020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</text:p>
          </table:table-cell>
          <table:table-cell table:number-columns-repeated="1020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</text:p>
          </table:table-cell>
          <table:table-cell table:number-columns-repeated="1020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20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and
escape.</text:p>
          </table:table-cell>
          <table:table-cell table:number-columns-repeated="1020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</text:p>
          </table:table-cell>
          <table:table-cell table:number-columns-repeated="1020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</text:p>
          </table:table-cell>
          <table:table-cell table:number-columns-repeated="1020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 sign of anyone here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</text:p>
          </table:table-cell>
          <table:table-cell table:number-columns-repeated="1020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-kuuuuun!! Nyankoooooo!!</text:p>
          </table:table-cell>
          <table:table-cell table:number-columns-repeated="1020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20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, too!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</text:p>
          </table:table-cell>
          <table:table-cell table:number-columns-repeated="1020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20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20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
outcome.</text:p>
          </table:table-cell>
          <table:table-cell table:number-columns-repeated="1020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</text:p>
          </table:table-cell>
          <table:table-cell table:number-columns-repeated="1020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</text:p>
          </table:table-cell>
          <table:table-cell table:number-columns-repeated="1020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pe. She isn't in any of the cells.</text:p>
          </table:table-cell>
          <table:table-cell table:number-columns-repeated="1020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20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20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</text:p>
          </table:table-cell>
          <table:table-cell table:number-columns-repeated="1020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
two either.</text:p>
          </table:table-cell>
          <table:table-cell table:number-columns-repeated="1020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</text:p>
          </table:table-cell>
          <table:table-cell table:number-columns-repeated="1020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</text:p>
          </table:table-cell>
          <table:table-cell table:number-columns-repeated="1020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20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20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's get a move on～!</text:p>
          </table:table-cell>
          <table:table-cell table:number-columns-repeated="1020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20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't look.</text:p>
          </table:table-cell>
          <table:table-cell table:number-columns-repeated="1020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20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't.</text:p>
          </table:table-cell>
          <table:table-cell table:number-columns-repeated="1020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h-This pot...</text:p>
          </table:table-cell>
          <table:table-cell table:number-columns-repeated="1020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Is it here just for this...?</text:p>
          </table:table-cell>
          <table:table-cell table:number-columns-repeated="1020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To do... something like this...!</text:p>
          </table:table-cell>
          <table:table-cell table:number-columns-repeated="1020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In a pot... i-in a jail cell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... I'm... already...!</text:p>
          </table:table-cell>
          <table:table-cell table:number-columns-repeated="1020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Nnn, ah... no, I... I'm already leaking... uuh...</text:p>
          </table:table-cell>
          <table:table-cell table:number-columns-repeated="1020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's already... st... I, I... can't... ah, ahh!!</text:p>
          </table:table-cell>
          <table:table-cell table:number-columns-repeated="1020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ahh... I... I can't believe I just... //////</text:p>
          </table:table-cell>
          <table:table-cell table:number-columns-repeated="1020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... I really just...</text:p>
          </table:table-cell>
          <table:table-cell table:number-columns-repeated="1020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e... right here... oooh... ///////</text:p>
          </table:table-cell>
          <table:table-cell table:number-columns-repeated="1020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...</text:p>
          </table:table-cell>
          <table:table-cell table:number-columns-repeated="1020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20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.</text:p>
          </table:table-cell>
          <table:table-cell table:number-columns-repeated="1020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20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20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20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20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20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— hey, hey!</text:p>
          </table:table-cell>
          <table:table-cell table:number-columns-repeated="1020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20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20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